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2cdd8d"/>
    </style:style>
    <style:style style:name="P2" style:family="paragraph" style:parent-style-name="Text_20_body">
      <style:text-properties officeooo:paragraph-rsid="00185462"/>
    </style:style>
    <style:style style:name="P3" style:family="paragraph" style:parent-style-name="Text_20_body">
      <style:text-properties officeooo:paragraph-rsid="001a3fc4"/>
    </style:style>
    <style:style style:name="P4" style:family="paragraph" style:parent-style-name="Text_20_body">
      <style:text-properties officeooo:paragraph-rsid="001e861a"/>
    </style:style>
    <style:style style:name="P5" style:family="paragraph" style:parent-style-name="Text_20_body">
      <style:text-properties officeooo:paragraph-rsid="0022b525"/>
    </style:style>
    <style:style style:name="P6" style:family="paragraph" style:parent-style-name="Text_20_body">
      <style:text-properties officeooo:paragraph-rsid="00240c95"/>
    </style:style>
    <style:style style:name="P7" style:family="paragraph" style:parent-style-name="Text_20_body">
      <style:text-properties officeooo:paragraph-rsid="002b6db0"/>
    </style:style>
    <style:style style:name="P8" style:family="paragraph" style:parent-style-name="Text_20_body">
      <style:text-properties officeooo:paragraph-rsid="002bb5b6"/>
    </style:style>
    <style:style style:name="P9" style:family="paragraph" style:parent-style-name="Standard">
      <style:paragraph-properties fo:text-align="center" style:justify-single-word="false"/>
      <style:text-properties officeooo:rsid="001698e1" officeooo:paragraph-rsid="001698e1"/>
    </style:style>
    <style:style style:name="P10" style:family="paragraph" style:parent-style-name="Standard">
      <style:paragraph-properties fo:text-align="start" style:justify-single-word="false"/>
      <style:text-properties officeooo:rsid="001698e1" officeooo:paragraph-rsid="001698e1"/>
    </style:style>
    <style:style style:name="P11" style:family="paragraph" style:parent-style-name="Code_20_sample">
      <style:text-properties officeooo:rsid="002b6db0" officeooo:paragraph-rsid="002b6db0"/>
    </style:style>
    <style:style style:name="P12" style:family="paragraph" style:parent-style-name="Code_20_sample">
      <style:text-properties officeooo:rsid="002bb5b6" officeooo:paragraph-rsid="002bb5b6"/>
    </style:style>
    <style:style style:name="P13" style:family="paragraph" style:parent-style-name="Code_20_sample">
      <style:text-properties officeooo:paragraph-rsid="002fa944"/>
    </style:style>
    <style:style style:name="P14" style:family="paragraph" style:parent-style-name="Code_20_sample">
      <style:text-properties officeooo:paragraph-rsid="00311573"/>
    </style:style>
    <style:style style:name="P15" style:family="paragraph" style:parent-style-name="Code_20_sample">
      <style:text-properties officeooo:paragraph-rsid="00335d08"/>
    </style:style>
    <style:style style:name="P16" style:family="paragraph" style:parent-style-name="Code_20_sample">
      <style:text-properties officeooo:paragraph-rsid="0033a96d"/>
    </style:style>
    <style:style style:name="P17" style:family="paragraph" style:parent-style-name="Text_20_body">
      <style:text-properties officeooo:rsid="0016f113" officeooo:paragraph-rsid="0016f113"/>
    </style:style>
    <style:style style:name="P18" style:family="paragraph" style:parent-style-name="Text_20_body">
      <style:text-properties officeooo:rsid="00185462" officeooo:paragraph-rsid="001a3fc4"/>
    </style:style>
    <style:style style:name="P19" style:family="paragraph" style:parent-style-name="Text_20_body">
      <style:text-properties officeooo:rsid="001a3fc4" officeooo:paragraph-rsid="001a3fc4"/>
    </style:style>
    <style:style style:name="P20" style:family="paragraph" style:parent-style-name="Text_20_body" style:list-style-name="L1">
      <style:text-properties officeooo:paragraph-rsid="001a3fc4"/>
    </style:style>
    <style:style style:name="P21" style:family="paragraph" style:parent-style-name="Text_20_body">
      <style:text-properties officeooo:rsid="001b85d9" officeooo:paragraph-rsid="001b85d9"/>
    </style:style>
    <style:style style:name="P22" style:family="paragraph" style:parent-style-name="Text_20_body" style:list-style-name="L2">
      <style:text-properties officeooo:rsid="001b85d9" officeooo:paragraph-rsid="001b85d9"/>
    </style:style>
    <style:style style:name="P23" style:family="paragraph" style:parent-style-name="Text_20_body" style:list-style-name="L2">
      <style:text-properties officeooo:paragraph-rsid="001b85d9"/>
    </style:style>
    <style:style style:name="P24" style:family="paragraph" style:parent-style-name="Text_20_body" style:list-style-name="L2">
      <style:text-properties officeooo:paragraph-rsid="0023f4ab"/>
    </style:style>
    <style:style style:name="P25" style:family="paragraph" style:parent-style-name="Text_20_body" style:list-style-name="L2">
      <style:text-properties officeooo:paragraph-rsid="0020d49f"/>
    </style:style>
    <style:style style:name="P26" style:family="paragraph" style:parent-style-name="Text_20_body" style:list-style-name="L2">
      <style:text-properties officeooo:paragraph-rsid="001ced81"/>
    </style:style>
    <style:style style:name="P27" style:family="paragraph" style:parent-style-name="Text_20_body" style:list-style-name="L2">
      <style:text-properties officeooo:paragraph-rsid="001e861a"/>
    </style:style>
    <style:style style:name="P28" style:family="paragraph" style:parent-style-name="Text_20_body" style:list-style-name="L2">
      <style:text-properties officeooo:rsid="0023f4ab" officeooo:paragraph-rsid="0023f4ab"/>
    </style:style>
    <style:style style:name="P29" style:family="paragraph" style:parent-style-name="Text_20_body" style:list-style-name="L2">
      <style:text-properties officeooo:rsid="002459e9" officeooo:paragraph-rsid="002459e9"/>
    </style:style>
    <style:style style:name="P30" style:family="paragraph" style:parent-style-name="Text_20_body" style:list-style-name="L3">
      <style:text-properties officeooo:rsid="0026ae65" officeooo:paragraph-rsid="0026ae65"/>
    </style:style>
    <style:style style:name="P31" style:family="paragraph" style:parent-style-name="Text_20_body" style:list-style-name="L3">
      <style:text-properties officeooo:rsid="0026ae65" officeooo:paragraph-rsid="002ac76d"/>
    </style:style>
    <style:style style:name="P32" style:family="paragraph" style:parent-style-name="Text_20_body" style:list-style-name="L3">
      <style:text-properties officeooo:rsid="0029f6ff" officeooo:paragraph-rsid="0029f6ff"/>
    </style:style>
    <style:style style:name="P33" style:family="paragraph" style:parent-style-name="Text_20_body">
      <style:text-properties officeooo:rsid="002b6db0" officeooo:paragraph-rsid="002b6db0"/>
    </style:style>
    <style:style style:name="P34" style:family="paragraph" style:parent-style-name="Text_20_body" style:list-style-name="L4">
      <style:text-properties officeooo:rsid="002b6db0" officeooo:paragraph-rsid="002b6db0"/>
    </style:style>
    <style:style style:name="P35" style:family="paragraph" style:parent-style-name="Text_20_body" style:list-style-name="L4">
      <style:text-properties officeooo:paragraph-rsid="002b6db0"/>
    </style:style>
    <style:style style:name="P36" style:family="paragraph" style:parent-style-name="Text_20_body">
      <style:text-properties officeooo:rsid="002bb5b6" officeooo:paragraph-rsid="002bb5b6"/>
    </style:style>
    <style:style style:name="P37" style:family="paragraph" style:parent-style-name="Text_20_body">
      <style:text-properties officeooo:paragraph-rsid="002fa944"/>
    </style:style>
    <style:style style:name="P38" style:family="paragraph" style:parent-style-name="Text_20_body" style:list-style-name="L5">
      <style:text-properties officeooo:paragraph-rsid="002fa944"/>
    </style:style>
    <style:style style:name="P39" style:family="paragraph" style:parent-style-name="Text_20_body">
      <style:text-properties officeooo:paragraph-rsid="00311573"/>
    </style:style>
    <style:style style:name="P40" style:family="paragraph" style:parent-style-name="Text_20_body">
      <style:text-properties officeooo:paragraph-rsid="00335d08"/>
    </style:style>
    <style:style style:name="P41" style:family="paragraph" style:parent-style-name="Text_20_body">
      <style:text-properties officeooo:paragraph-rsid="002cdd8d"/>
    </style:style>
    <style:style style:name="P42" style:family="paragraph" style:parent-style-name="Text_20_body">
      <style:text-properties officeooo:paragraph-rsid="0033a96d"/>
    </style:style>
    <style:style style:name="P43" style:family="paragraph" style:parent-style-name="Text_20_body">
      <style:text-properties officeooo:paragraph-rsid="0036e1bf"/>
    </style:style>
    <style:style style:name="P44" style:family="paragraph" style:parent-style-name="Text_20_body" style:list-style-name="L2">
      <style:paragraph-properties fo:break-before="page"/>
      <style:text-properties officeooo:paragraph-rsid="0020d49f"/>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1">
      <style:paragraph-properties fo:text-align="center" style:justify-single-word="false"/>
      <style:text-properties fo:font-size="40pt" officeooo:rsid="001698e1" style:font-size-asian="40pt" style:font-size-complex="40pt"/>
    </style:style>
    <style:style style:name="P47" style:family="paragraph" style:parent-style-name="Heading_20_1">
      <style:text-properties officeooo:rsid="0016f113" officeooo:paragraph-rsid="0016f113"/>
    </style:style>
    <style:style style:name="P48" style:family="paragraph" style:parent-style-name="Heading_20_1" style:list-style-name="">
      <style:text-properties officeooo:rsid="0016f113" officeooo:paragraph-rsid="0016f113"/>
    </style:style>
    <style:style style:name="P49" style:family="paragraph" style:parent-style-name="Heading_20_1">
      <style:paragraph-properties fo:break-before="page"/>
      <style:text-properties officeooo:rsid="001698e1" officeooo:paragraph-rsid="001698e1"/>
    </style:style>
    <style:style style:name="P50" style:family="paragraph" style:parent-style-name="Heading_20_1">
      <style:paragraph-properties fo:break-before="page"/>
      <style:text-properties officeooo:rsid="0016f113" officeooo:paragraph-rsid="0016f113"/>
    </style:style>
    <style:style style:name="P51" style:family="paragraph" style:parent-style-name="Heading_20_1">
      <style:paragraph-properties fo:break-before="page"/>
      <style:text-properties officeooo:rsid="0016f113" officeooo:paragraph-rsid="002fa944"/>
    </style:style>
    <style:style style:name="P52" style:family="paragraph" style:parent-style-name="Heading_20_3">
      <style:text-properties officeooo:rsid="002b6db0"/>
    </style:style>
    <style:style style:name="P53" style:family="paragraph" style:parent-style-name="Heading_20_3">
      <style:text-properties officeooo:rsid="002b6db0" officeooo:paragraph-rsid="002b6db0"/>
    </style:style>
    <style:style style:name="P54" style:family="paragraph" style:parent-style-name="Heading_20_3">
      <style:text-properties officeooo:rsid="002cdd8d"/>
    </style:style>
    <style:style style:name="P55" style:family="paragraph" style:parent-style-name="Heading_20_3">
      <style:text-properties officeooo:paragraph-rsid="00335d08"/>
    </style:style>
    <style:style style:name="P56" style:family="paragraph" style:parent-style-name="Heading_20_2">
      <style:text-properties officeooo:rsid="0016f113" officeooo:paragraph-rsid="0016f113"/>
    </style:style>
    <style:style style:name="P57" style:family="paragraph" style:parent-style-name="Heading_20_2" style:list-style-name="">
      <style:text-properties officeooo:rsid="0016f113" officeooo:paragraph-rsid="0016f113"/>
    </style:style>
    <style:style style:name="P58" style:family="paragraph" style:parent-style-name="Heading_20_2">
      <style:paragraph-properties fo:break-before="page"/>
      <style:text-properties officeooo:rsid="0016f113" officeooo:paragraph-rsid="0016f113"/>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5462"/>
    </style:style>
    <style:style style:name="T2" style:family="text">
      <style:text-properties officeooo:rsid="001a3fc4"/>
    </style:style>
    <style:style style:name="T3" style:family="text">
      <style:text-properties fo:color="#0000ff" style:font-name="Courier 10 Pitch1" officeooo:rsid="001a3fc4"/>
    </style:style>
    <style:style style:name="T4" style:family="text">
      <style:text-properties fo:color="#0000ff" style:font-name="Courier 10 Pitch1" officeooo:rsid="001b85d9"/>
    </style:style>
    <style:style style:name="T5" style:family="text">
      <style:text-properties fo:color="#0000ff" style:font-name="Courier 10 Pitch1" officeooo:rsid="001ced81"/>
    </style:style>
    <style:style style:name="T6" style:family="text">
      <style:text-properties fo:color="#0000ff" style:font-name="Courier 10 Pitch1" officeooo:rsid="001e861a"/>
    </style:style>
    <style:style style:name="T7" style:family="text">
      <style:text-properties fo:color="#0000ff" style:font-name="Courier 10 Pitch1" officeooo:rsid="0022b525"/>
    </style:style>
    <style:style style:name="T8" style:family="text">
      <style:text-properties fo:color="#0000ff" style:font-name="Courier 10 Pitch1" officeooo:rsid="0023f4ab"/>
    </style:style>
    <style:style style:name="T9" style:family="text">
      <style:text-properties fo:color="#0000ff" style:font-name="Courier 10 Pitch1" officeooo:rsid="00240c95"/>
    </style:style>
    <style:style style:name="T10" style:family="text">
      <style:text-properties fo:color="#0000ff" style:font-name="Courier 10 Pitch1" officeooo:rsid="002b6db0"/>
    </style:style>
    <style:style style:name="T11" style:family="text">
      <style:text-properties fo:color="#0000ff" style:font-name="Courier 10 Pitch1" officeooo:rsid="002bb5b6"/>
    </style:style>
    <style:style style:name="T12" style:family="text">
      <style:text-properties fo:color="#0000ff" style:font-name="Courier 10 Pitch1" officeooo:rsid="002cdd8d"/>
    </style:style>
    <style:style style:name="T13" style:family="text">
      <style:text-properties fo:color="#0000ff" style:font-name="Courier 10 Pitch1" officeooo:rsid="002fa944"/>
    </style:style>
    <style:style style:name="T14" style:family="text">
      <style:text-properties fo:color="#0000ff" style:font-name="Courier 10 Pitch1" officeooo:rsid="00311573"/>
    </style:style>
    <style:style style:name="T15" style:family="text">
      <style:text-properties fo:color="#0000ff" style:font-name="Courier 10 Pitch1" officeooo:rsid="00335d08"/>
    </style:style>
    <style:style style:name="T16" style:family="text">
      <style:text-properties fo:font-style="italic" officeooo:rsid="00185462" style:font-style-asian="italic" style:font-style-complex="italic"/>
    </style:style>
    <style:style style:name="T17" style:family="text">
      <style:text-properties fo:font-style="italic" officeooo:rsid="001b85d9" style:font-style-asian="italic" style:font-style-complex="italic"/>
    </style:style>
    <style:style style:name="T18" style:family="text">
      <style:text-properties fo:font-style="italic" officeooo:rsid="001ced81" style:font-style-asian="italic" style:font-style-complex="italic"/>
    </style:style>
    <style:style style:name="T19" style:family="text">
      <style:text-properties fo:font-style="italic" officeooo:rsid="001a3fc4" style:font-style-asian="italic" style:font-style-complex="italic"/>
    </style:style>
    <style:style style:name="T20" style:family="text">
      <style:text-properties fo:font-style="italic" officeooo:rsid="001f3225" style:font-style-asian="italic" style:font-style-complex="italic"/>
    </style:style>
    <style:style style:name="T21" style:family="text">
      <style:text-properties fo:font-style="italic" officeooo:rsid="001e861a" style:font-style-asian="italic" style:font-style-complex="italic"/>
    </style:style>
    <style:style style:name="T22" style:family="text">
      <style:text-properties fo:font-style="italic" officeooo:rsid="0022b525" style:font-style-asian="italic" style:font-style-complex="italic"/>
    </style:style>
    <style:style style:name="T23" style:family="text">
      <style:text-properties fo:font-style="italic" officeooo:rsid="0023f4ab" style:font-style-asian="italic" style:font-style-complex="italic"/>
    </style:style>
    <style:style style:name="T24" style:family="text">
      <style:text-properties fo:font-style="italic" officeooo:rsid="00240c95" style:font-style-asian="italic" style:font-style-complex="italic"/>
    </style:style>
    <style:style style:name="T25" style:family="text">
      <style:text-properties fo:font-style="italic" officeooo:rsid="002bb5b6" style:font-style-asian="italic" style:font-style-complex="italic"/>
    </style:style>
    <style:style style:name="T26" style:family="text">
      <style:text-properties fo:font-style="italic" officeooo:rsid="002cdd8d" style:font-style-asian="italic" style:font-style-complex="italic"/>
    </style:style>
    <style:style style:name="T27" style:family="text">
      <style:text-properties fo:font-style="italic" officeooo:rsid="002fa944" style:font-style-asian="italic" style:font-style-complex="italic"/>
    </style:style>
    <style:style style:name="T28" style:family="text">
      <style:text-properties fo:font-style="italic" officeooo:rsid="00311573" style:font-style-asian="italic" style:font-style-complex="italic"/>
    </style:style>
    <style:style style:name="T29" style:family="text">
      <style:text-properties fo:font-style="italic" officeooo:rsid="00335d08" style:font-style-asian="italic" style:font-style-complex="italic"/>
    </style:style>
    <style:style style:name="T30" style:family="text">
      <style:text-properties fo:font-style="italic" officeooo:rsid="0033a96d" style:font-style-asian="italic" style:font-style-complex="italic"/>
    </style:style>
    <style:style style:name="T31" style:family="text">
      <style:text-properties officeooo:rsid="001b85d9"/>
    </style:style>
    <style:style style:name="T32" style:family="text">
      <style:text-properties officeooo:rsid="001ced81"/>
    </style:style>
    <style:style style:name="T33" style:family="text">
      <style:text-properties officeooo:rsid="001e861a"/>
    </style:style>
    <style:style style:name="T34" style:family="text">
      <style:text-properties officeooo:rsid="001f3225"/>
    </style:style>
    <style:style style:name="T35" style:family="text">
      <style:text-properties officeooo:rsid="0020d49f"/>
    </style:style>
    <style:style style:name="T36" style:family="text">
      <style:text-properties officeooo:rsid="0022b525"/>
    </style:style>
    <style:style style:name="T37" style:family="text">
      <style:text-properties officeooo:rsid="00237070"/>
    </style:style>
    <style:style style:name="T38" style:family="text">
      <style:text-properties officeooo:rsid="0023f4ab"/>
    </style:style>
    <style:style style:name="T39" style:family="text">
      <style:text-properties officeooo:rsid="00240c95"/>
    </style:style>
    <style:style style:name="T40" style:family="text">
      <style:text-properties officeooo:rsid="002b6db0"/>
    </style:style>
    <style:style style:name="T41" style:family="text">
      <style:text-properties officeooo:rsid="002bb5b6"/>
    </style:style>
    <style:style style:name="T42" style:family="text">
      <style:text-properties officeooo:rsid="002cdd8d"/>
    </style:style>
    <style:style style:name="T43" style:family="text">
      <style:text-properties officeooo:rsid="002fa944"/>
    </style:style>
    <style:style style:name="T44" style:family="text">
      <style:text-properties officeooo:rsid="00311573"/>
    </style:style>
    <style:style style:name="T45" style:family="text">
      <style:text-properties officeooo:rsid="00335d08"/>
    </style:style>
    <style:style style:name="T46" style:family="text">
      <style:text-properties officeooo:rsid="0033a96d"/>
    </style:style>
    <style:style style:name="T47" style:family="text">
      <style:text-properties officeooo:rsid="0036e1b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JSLisp</text:h>
      <text:p text:style-name="P9">v 0.0.1</text:p>
      <text:p text:style-name="P9"/>
      <text:p text:style-name="P9">Document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JSLisp<text:tab/>1</text:p>
          <text:p text:style-name="P45">Introduction<text:tab/>2</text:p>
          <text:p text:style-name="P45">License<text:tab/>2</text:p>
          <text:p text:style-name="P45">Similarities with Common Lisp<text:tab/>3</text:p>
          <text:p text:style-name="P45">Differences from Common Lisp<text:tab/>4</text:p>
          <text:p text:style-name="P45">Javascript integration<text:tab/>6</text:p>
          <text:p text:style-name="P45">Reference<text:tab/>7</text:p>
          <text:p text:style-name="P59">Data types<text:tab/>7</text:p>
          <text:p text:style-name="P59">Namespaces<text:tab/>7</text:p>
          <text:p text:style-name="P60">Value namespace<text:tab/>7</text:p>
          <text:p text:style-name="P60">Function namespace<text:tab/>7</text:p>
          <text:p text:style-name="P60">Macro namespace<text:tab/>8</text:p>
          <text:p text:style-name="P59">Flow control<text:tab/>9</text:p>
          <text:p text:style-name="P60">(progn ...)<text:tab/>9</text:p>
          <text:p text:style-name="P60">(dotimes ...)<text:tab/>9</text:p>
          <text:p text:style-name="P60">(dolist ...)<text:tab/>9</text:p>
          <text:p text:style-name="P60">(do ...)<text:tab/>10</text:p>
          <text:p text:style-name="P60">If<text:tab/>11</text:p>
          <text:p text:style-name="P60">when<text:tab/>11</text:p>
          <text:p text:style-name="P60">unless<text:tab/>11</text:p>
          <text:p text:style-name="P60">let<text:tab/>11</text:p>
          <text:p text:style-name="P60">let*<text:tab/>11</text:p>
          <text:p text:style-name="P59">Predefined functions and macros<text:tab/>11</text:p>
          <text:p text:style-name="P59">Libraries<text:tab/>11</text:p>
          <text:p text:style-name="P59">Reader customization<text:tab/>11</text:p>
          <text:p text:style-name="P45">The REPL<text:tab/>11</text:p>
          <text:p text:style-name="P45">Implementation<text:tab/>11</text:p>
          <text:p text:style-name="P59">Implementation of namespaces<text:tab/>11</text:p>
          <text:p text:style-name="P59">Defmacro, macrolet, symbol-macrolet<text:tab/>11</text:p>
          <text:p text:style-name="P59">JS-Compile<text:tab/>11</text:p>
          <text:p text:style-name="P59">Bootstrap<text:tab/>11</text:p>
          <text:p text:style-name="P59">Compatibility issues<text:tab/>11</text:p>
        </text:index-body>
      </text:table-of-content>
      <text:p text:style-name="P10"/>
      <text:h text:style-name="P49" text:outline-level="1">Introduction</text:h>
      <text:p text:style-name="P17">JSLisp is an implementation of a Lisp dialect as a compiler that generates Javascript code. It has both strong similarities and strong differences with Common Lisp, after which is anyway modeled for the main structure.</text:p>
      <text:p text:style-name="P17">The main rule I followed was however to respect the underlying Javascript runtime, so when Javascript and Common Lisp did not agree on a certain basic feature (e.g. string mutability) the choice has been to follow Javascript.</text:p>
      <text:p text:style-name="P17">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17">I'm not a Common Lisp expert however, so may be a few divergences in this implementation are indeed just mistakes, time will judge.</text:p>
      <text:p text:style-name="P17">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47" text:outline-level="1">License</text:h>
      <text:p text:style-name="P17"/>
      <text:p text:style-name="Standard">Copyright (c) 2011 by Andrea Griffini</text:p>
      <text:p text:style-name="Standard"/>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Standard">The above copyright notice and this permission notice shall be included in all copies or substantial portions of the Software.</text:p>
      <text:p text:style-name="Standard"/>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text:h text:style-name="P47" text:outline-level="1"><text:soft-page-break/>Similarities with Common Lisp</text:h>
      <text:p text:style-name="P2"><text:span text:style-name="T1">JSLisp is a LISP-2 (actually a LISP-3 as described in detail later). A symbol in the “</text:span><text:span text:style-name="T16">function position</text:span><text:span text:style-name="T1">” of a form will be looked up </text:span><text:span text:style-name="T2">differently</text:span><text:span text:style-name="T1"> than a </text:span><text:span text:style-name="T2">symbol</text:span><text:span text:style-name="T1"> in a “</text:span><text:span text:style-name="T23">value</text:span><text:span text:style-name="T16"> position</text:span><text:span text:style-name="T1">” of a form.</text:span></text:p>
      <text:p text:style-name="P2"><text:span text:style-name="T1">Therefore JSLisp </text:span><text:span text:style-name="T38">in this </text:span><text:span text:style-name="T1">is </text:span><text:span text:style-name="T38">closer</text:span><text:span text:style-name="T1"> to Common Lisp than to Scheme.</text:span></text:p>
      <text:p text:style-name="P3"><text:span text:style-name="T1">JSLisp implement unhygienic macros </text:span><text:span text:style-name="T2">with </text:span><text:span text:style-name="T3">defmacro</text:span><text:span text:style-name="T1">, with the meaning that it is possible in a macro to capture or introduce new bindings from the expansion context.</text:span></text:p>
      <text:p text:style-name="P18">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2"><text:span text:style-name="T1">JSLisp allows to customize the </text:span><text:span text:style-name="T16">read</text:span><text:span text:style-name="T1"> process (even if a different approach from Common Lisp).</text:span></text:p>
      <text:p text:style-name="P3"><text:span text:style-name="T2">JSLisp implements </text:span><text:span text:style-name="T3">&amp;rest</text:span><text:span text:style-name="T2"> and </text:span><text:span text:style-name="T3">&amp;key</text:span><text:span text:style-name="T2"> argument support for functions and macros.</text:span></text:p>
      <text:p text:style-name="P4"><text:span text:style-name="T33">JSLisp scoping rules are those of Common Lisp (</text:span><text:span text:style-name="T37">e.g. for </text:span><text:span text:style-name="T6">let</text:span><text:span text:style-name="T33">, </text:span><text:span text:style-name="T6">let*</text:span><text:span text:style-name="T33">, </text:span><text:span text:style-name="T6">do...</text:span><text:span text:style-name="T33">, </text:span><text:span text:style-name="T6">labels</text:span><text:span text:style-name="T33">, </text:span><text:span text:style-name="T6">macrolet</text:span><text:span text:style-name="T33">, </text:span><text:span text:style-name="T6">symbol-macrolet</text:span><text:span text:style-name="T33">) and not the ones from Javascript.<text:line-break/>This often require wrapping a portion of code in a function construct </text:span><text:span text:style-name="T37">during compilation</text:span><text:span text:style-name="T33">, but this is common pattern used also when writing directly in Javascript because native scoping rules are just horrible.</text:span></text:p>
      <text:p text:style-name="P5"><text:span text:style-name="T36">JSLisp symbols can contain any character. This is </text:span><text:span text:style-name="T37">implemented</text:span><text:span text:style-name="T36"> by mangling and unmangling as needed. The global Javascript namespace is used for symbol's </text:span><text:span text:style-name="T22">value</text:span><text:span text:style-name="T36">, </text:span><text:span text:style-name="T22">function</text:span><text:span text:style-name="T36">, and </text:span><text:span text:style-name="T22">macro</text:span><text:span text:style-name="T36"> cells but with names that contains a double dollar sequence to avoid clashing.</text:span></text:p>
      <text:p text:style-name="P5"><text:span text:style-name="T36">JSLisp supports both </text:span><text:span text:style-name="T22">lexical</text:span><text:span text:style-name="T36"> </text:span><text:span text:style-name="T37">(default) </text:span><text:span text:style-name="T36">and </text:span><text:span text:style-name="T22">dynamic</text:span><text:span text:style-name="T36"> scoping. Dynamic scoping is only for variables that have been defined with </text:span><text:span text:style-name="T7">defvar</text:span><text:span text:style-name="T36">.</text:span></text:p>
      <text:p text:style-name="P6"><text:span text:style-name="T39">JSLisp relational operators are all variadic. The “different” </text:span><text:span text:style-name="T9">(/= ...)</text:span><text:span text:style-name="T39"> operator uses the same Common Lisp semantic (the meaning is “</text:span><text:span text:style-name="T24">no two operands are equal</text:span><text:span text:style-name="T39">”, logically different from the negation of the “equal” </text:span><text:span text:style-name="T9">(= ...)</text:span><text:span text:style-name="T39"> operator when more than two operands are used).</text:span></text:p>
      <text:h text:style-name="P50" text:outline-level="1">Differences from Common Lisp</text:h>
      <text:p text:style-name="P19">JSLisp is also very different from Common Lisp, mainly for two reasons:</text:p>
      <text:list xml:id="list1733602742" text:style-name="L1">
        <text:list-item>
          <text:p text:style-name="P20"><text:span text:style-name="T2">When the underlying Javascript runtime environment supported a different view on a specific topic and when implementing Lisp view </text:span><text:span text:style-name="T34">(of course always possible) </text:span><text:span text:style-name="T2">would mean a </text:span><text:span text:style-name="T19">serious</text:span><text:span text:style-name="T2"> impact on the efficiency.</text:span></text:p>
        </text:list-item>
        <text:list-item>
          <text:p text:style-name="P20"><text:span text:style-name="T2">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31">(because of 1) </text:span><text:span text:style-name="T2">doesn't </text:span><text:span text:style-name="T34">want</text:span><text:span text:style-name="T2"> </text:span><text:span text:style-name="T34">to be</text:span><text:span text:style-name="T31"> </text:span><text:span text:style-name="T2">a standard Common Lisp implementation there is no need to </text:span><text:span text:style-name="T31">feel too much constrained by</text:span><text:span text:style-name="T2"> those choices.<text:line-break/></text:span><text:span text:style-name="T34">I'm of course always well open to explanations or suggestion about why it would be more logical to put JSLisp back on Common Lisp track on specific issues.<text:line-break/>Just note however that “</text:span><text:span text:style-name="T20">because Common Lisp does so</text:span><text:span text:style-name="T34">” for me is not a very good reason per se (in all honesty not a negative, but not a strong positive).</text:span></text:p>
        </text:list-item>
      </text:list>
      <text:p text:style-name="P21">The main differences are:</text:p>
      <text:list xml:id="list2081887726" text:style-name="L2">
        <text:list-item>
          <text:p text:style-name="P23"><text:span text:style-name="T31">Lists are represented using Javascript arrays. This means there are no </text:span><text:span text:style-name="T4">CAR</text:span><text:span text:style-name="T31">/</text:span><text:span text:style-name="T4">CDR</text:span><text:span text:style-name="T31"> functions and no distinct vector type. Yes. I'm serious. It's a Lisp </text:span><text:span text:style-name="T17">without</text:span><text:span text:style-name="T31"> cons cells.<text:line-break/>There is a rest function that compiles to </text:span><text:span text:style-name="T4">.slice(1)</text:span><text:span text:style-name="T31"> and that therefore returns a </text:span><text:span text:style-name="T17">copy</text:span><text:span text:style-name="T31"> of the “rest” of a list </text:span><text:span text:style-name="T17">without sharing on the top level</text:span><text:span text:style-name="T31">. <text:line-break/>Another implication is that </text:span><text:span text:style-name="T4">push</text:span><text:span text:style-name="T31"> is in JSLisp justs a regular function and doesn't need to be a macro (I lied, push is also a macro for efficiency reasons, see later).</text:span></text:p>
        </text:list-item>
        <text:list-item>
          <text:p text:style-name="P22">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23"><text:span text:style-name="T31">Native object types are:<text:line-break/>- Numbers (Javascript numbers, what Common Lisp calls </text:span><text:span text:style-name="T4">double-float</text:span><text:span text:style-name="T31">).<text:line-break/>- Strings (immutable, with unicode support)<text:line-break/>- Lists (Javascript arrays)<text:line-break/>- JS Objects (usable as Common Lisp hash-tables, but keys are strings)<text:line-break/>- </text:span><text:span text:style-name="T7">true</text:span><text:span text:style-name="T31">, </text:span><text:span text:style-name="T7">false</text:span><text:span text:style-name="T31">, </text:span><text:span text:style-name="T4">NaN</text:span><text:span text:style-name="T31">, </text:span><text:span text:style-name="T4">null</text:span><text:span text:style-name="T31"> and </text:span><text:span text:style-name="T4">undefined</text:span><text:span text:style-name="T31"> (with all their strange rules from Javascript). </text:span><text:span text:style-name="T21">There is no character type</text:span><text:span text:style-name="T33">, even if the reader knows the </text:span><text:span text:style-name="T6">#\X</text:span><text:span text:style-name="T33"> syntax with the meaning of a single-char string (not sure if I'll keep this </text:span><text:span text:style-name="T36">redundancy</text:span><text:span text:style-name="T33">).</text:span></text:p>
        </text:list-item>
        <text:list-item>
          <text:p text:style-name="P28">There is no multiple value support</text:p>
        </text:list-item>
        <text:list-item>
          <text:p text:style-name="P24"><text:span text:style-name="T38">There is (so far) no macro destructuring parameter</text:span><text:span text:style-name="T39">s</text:span><text:span text:style-name="T38"> syntax</text:span></text:p>
        </text:list-item>
        <text:list-item>
          <text:p text:style-name="P44"><text:span text:style-name="T31">In JSLisp a macro and a function </text:span><text:span text:style-name="T17">can have the same name</text:span><text:span text:style-name="T31">. This is </text:span><text:span text:style-name="T38">technically </text:span><text:span text:style-name="T31">possible because when doing the lookup in the </text:span><text:span text:style-name="T17">function position</text:span><text:span text:style-name="T31"> of a form first the </text:span><text:span text:style-name="T17">macro namespace</text:span><text:span text:style-name="T31"> is checked and, failing that, the </text:span><text:span text:style-name="T17">function namespace</text:span><text:span text:style-name="T31"> is checked after.<text:line-break/>This is similar to what is possible with </text:span><text:span text:style-name="T4">define-compiler-macro</text:span><text:span text:style-name="T31"> of Common Lisp </text:span><text:span text:style-name="T39">(a feature that I've been told it's seldom used at application level programming)</text:span><text:span text:style-name="T31">.</text:span></text:p>
        </text:list-item>
        <text:list-item>
          <text:p text:style-name="P25"><text:span text:style-name="T32">There is a special </text:span><text:span text:style-name="T5">defmacro/f</text:span><text:span text:style-name="T32"> macro that defines at the same time a </text:span><text:span text:style-name="T18">macro</text:span><text:span text:style-name="T32"> and a </text:span><text:span text:style-name="T18">function</text:span><text:span text:style-name="T32"> with the same name (it works only if the function accepts a fixed number of arguments and to get the functions simply calls the macro expansion code with each parameter bound to the same symbol).</text:span></text:p>
        </text:list-item>
        <text:list-item>
          <text:p text:style-name="P26"><text:span text:style-name="T32">JSLisp implements </text:span><text:span text:style-name="T5">setf</text:span><text:span text:style-name="T32"> specializations but in a much simpler </text:span><text:span text:style-name="T35">and naive </text:span><text:span text:style-name="T32">way than Common Lisp. Many be I will implement the place expander logic in a future, for now when processing </text:span><text:span text:style-name="T5">(setf (xxx ...) yyy)</text:span><text:span text:style-name="T32"> </text:span><text:span text:style-name="T35">JSLisp</text:span><text:span text:style-name="T32"> simply check</text:span><text:span text:style-name="T35">s</text:span><text:span text:style-name="T32"> </text:span><text:span text:style-name="T35">to see </text:span><text:span text:style-name="T32">if there's a </text:span><text:span text:style-name="T5">(set-xxx ...)</text:span><text:span text:style-name="T32"> function </text:span><text:span text:style-name="T35">or macro</text:span><text:span text:style-name="T32"> defined to do the assignment.<text:line-break/> Failing that </text:span><text:span text:style-name="T35">at a last resort </text:span><text:span text:style-name="T32">it's checked if </text:span><text:span text:style-name="T5">xxx</text:span><text:span text:style-name="T32"> is a macro and in that case it's expanded.</text:span></text:p>
        </text:list-item>
        <text:list-item>
          <text:p text:style-name="P27"><text:span text:style-name="T33">String literals are multiline as in Common Lisp and require double-quotes, but they support the escape sequences of Javascript (e.g. </text:span><text:span text:style-name="T6">\n</text:span><text:span text:style-name="T33">, </text:span><text:span text:style-name="T6">\x04</text:span><text:span text:style-name="T33">, </text:span><text:span text:style-name="T6">\u36BF</text:span><text:span text:style-name="T33">).</text:span></text:p>
        </text:list-item>
        <text:list-item>
          <text:p text:style-name="P24"><text:span text:style-name="T38">In JSLisp relational operators (</text:span><text:span text:style-name="T8">&lt;</text:span><text:span text:style-name="T38">, </text:span><text:span text:style-name="T8">&lt;=</text:span><text:span text:style-name="T38">, </text:span><text:span text:style-name="T8">=</text:span><text:span text:style-name="T38">, </text:span><text:span text:style-name="T8">&gt;=</text:span><text:span text:style-name="T38">, </text:span><text:span text:style-name="T8">&gt;</text:span><text:span text:style-name="T38">, </text:span><text:span text:style-name="T8">/=</text:span><text:span text:style-name="T38">) are all </text:span><text:span text:style-name="T23">both macros and functions</text:span><text:span text:style-name="T38"> and the macro expansion is </text:span><text:span text:style-name="T23">short-circuiting</text:span><text:span text:style-name="T38">.<text:line-break/>This means that </text:span><text:span text:style-name="T8">(&lt; (foo) (bar) (baz))</text:span><text:span text:style-name="T38"> </text:span><text:span text:style-name="T39">will not call</text:span><text:span text:style-name="T38"> </text:span><text:span text:style-name="T8">(baz)</text:span><text:span text:style-name="T38"> if the result is known to be false from the first comparison. </text:span><text:span text:style-name="T39">This is what the </text:span><text:span text:style-name="T24">Python</text:span><text:span text:style-name="T39"> language does and I also think it's a logical thing to do.</text:span></text:p>
        </text:list-item>
        <text:list-item>
          <text:p text:style-name="P29">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h text:style-name="P48" text:outline-level="1"/>
      <text:h text:style-name="P51" text:outline-level="1">Javascript integration</text:h>
      <text:p text:style-name="P37"><text:span text:style-name="T43">JSLisp is a compiler, not an interpreter and every function or lambda defined in JSLisp is a regular Javascript function.</text:span></text:p>
      <text:p text:style-name="P37"><text:span text:style-name="T43">To call a JSLisp global function or to set a JSLisp symbol value or function just use the mangled name. For example to set the JSLisp symbol value of </text:span><text:span text:style-name="T13">lisp-var-1</text:span><text:span text:style-name="T43"> to the number 42 you need to execute the Javascript statement:</text:span></text:p>
      <text:p text:style-name="P13"><text:span text:style-name="T43">d$$lisp_var_$49$ = 42;</text:span></text:p>
      <text:p text:style-name="P37"><text:span text:style-name="T43"/></text:p>
      <text:p text:style-name="P37"><text:span text:style-name="T43">The name mangling rules are:</text:span></text:p>
      <text:list xml:id="list753499647" text:style-name="L5">
        <text:list-item>
          <text:p text:style-name="P38"><text:span text:style-name="T43">add two dollar signs at the beginning</text:span></text:p>
        </text:list-item>
        <text:list-item>
          <text:p text:style-name="P38"><text:span text:style-name="T43">replace any character not in </text:span><text:span text:style-name="T13">[-A-Za-z0-9]</text:span><text:span text:style-name="T43"> with the character code in decimal wrapped between two dollar signs </text:span><text:span text:style-name="T13">$</text:span><text:span text:style-name="T43">.</text:span></text:p>
        </text:list-item>
        <text:list-item>
          <text:p text:style-name="P38"><text:span text:style-name="T43">replace any dash </text:span><text:span text:style-name="T13">-</text:span><text:span text:style-name="T43"> character with an underscore </text:span><text:span text:style-name="T13">_</text:span><text:span text:style-name="T43"> .</text:span></text:p>
        </text:list-item>
        <text:list-item>
          <text:p text:style-name="P38"><text:span text:style-name="T43">if you're referring to the symbol value prepend a lowercase </text:span><text:span text:style-name="T13">d</text:span><text:span text:style-name="T43"> to the result, if you're referring to the symbol function prepend a lowercase </text:span><text:span text:style-name="T13">f</text:span><text:span text:style-name="T43"> and if referring to the symbol macro use a lowercase </text:span><text:span text:style-name="T13">m</text:span><text:span text:style-name="T43">.</text:span></text:p>
        </text:list-item>
      </text:list>
      <text:p text:style-name="P37"><text:span text:style-name="T43">To embed Javascript code in JSLisp you can simply use the predefined </text:span><text:span text:style-name="T13">(js-code ...)</text:span><text:span text:style-name="T43"> <text:s/>operator that requires a </text:span><text:span text:style-name="T27">string literal</text:span><text:span text:style-name="T43"> (not an expression!) and that expands </text:span><text:span text:style-name="T27">compile time</text:span><text:span text:style-name="T43"> to that literal. For example this is how the JSLisp function </text:span><text:span text:style-name="T13">last-index</text:span><text:span text:style-name="T43"> could be defined:</text:span></text:p>
      <text:p text:style-name="P13"><text:span text:style-name="T43">(def</text:span><text:span text:style-name="T44">un</text:span><text:span text:style-name="T43"> last-index (x L)</text:span></text:p>
      <text:p text:style-name="P13"><text:span text:style-name="T43"><text:s text:c="2"/>(js-code “</text:span><text:span text:style-name="T44">d$$L.lastIndexOf(d$$x)”))</text:span></text:p>
      <text:p text:style-name="P37"><text:span text:style-name="T44"/></text:p>
      <text:p text:style-name="P39"><text:span text:style-name="T44">this is the Javascript code that this code will be compiled to</text:span></text:p>
      <text:p text:style-name="P14"><text:span text:style-name="T44">f$$set_symbol_function(s$$last_index,</text:span></text:p>
      <text:p text:style-name="P14"><text:span text:style-name="T44"><text:s text:c="2"/>function(d$$x,d$$L){</text:span></text:p>
      <text:p text:style-name="P14"><text:span text:style-name="T44"><text:s text:c="4"/>var res=d$$L.lastIndexOf(d$$x);</text:span></text:p>
      <text:p text:style-name="P14"><text:span text:style-name="T44"><text:s text:c="4"/>return res;</text:span></text:p>
      <text:p text:style-name="P14"><text:span text:style-name="T44"><text:s text:c="2"/>});</text:span></text:p>
      <text:p text:style-name="P39"><text:span text:style-name="T44">When executed the above code will set the global </text:span><text:span text:style-name="T14">f$$last_index</text:span><text:span text:style-name="T44"> to the function and therefore from Javascript it will be possible to just evaluate </text:span><text:span text:style-name="T14">f$$last_index(a, b)</text:span><text:span text:style-name="T44">.</text:span></text:p>
      <text:p text:style-name="P39"><text:span text:style-name="T44">Note that the same mangling </text:span><text:span text:style-name="T14">d$$x</text:span><text:span text:style-name="T44"> is used for both </text:span><text:span text:style-name="T28">dynamic</text:span><text:span text:style-name="T44"> and </text:span><text:span text:style-name="T28">lexical</text:span><text:span text:style-name="T44"> bindings.</text:span></text:p>
      <text:p text:style-name="P39"><text:span text:style-name="T44">It's also possible to call functions with </text:span><text:span text:style-name="T28">keyword parameters</text:span><text:span text:style-name="T44"> by using for example </text:span><text:span text:style-name="T14">s$$$58$x</text:span><text:span text:style-name="T44"> to reference the symbol </text:span><text:span text:style-name="T14">:x</text:span><text:span text:style-name="T44"> in the call from Javascript.</text:span></text:p>
      <text:h text:style-name="P51" text:outline-level="1">Reference</text:h>
      <text:h text:style-name="P56" text:outline-level="2">Data types</text:h>
      <text:list xml:id="list217904813" text:style-name="L3">
        <text:list-item>
          <text:p text:style-name="P30">Numbers</text:p>
        </text:list-item>
        <text:list-item>
          <text:p text:style-name="P30">Strings</text:p>
        </text:list-item>
        <text:list-item>
          <text:p text:style-name="P32">Symbols</text:p>
        </text:list-item>
        <text:list-item>
          <text:p text:style-name="P30">Lists</text:p>
        </text:list-item>
        <text:list-item>
          <text:p text:style-name="P30">Closures</text:p>
        </text:list-item>
        <text:list-item>
          <text:p text:style-name="P30">Boolean</text:p>
        </text:list-item>
        <text:list-item>
          <text:p text:style-name="P30">Null</text:p>
        </text:list-item>
        <text:list-item>
          <text:p text:style-name="P31">Undefined</text:p>
        </text:list-item>
        <text:list-item>
          <text:p text:style-name="P31">Objects</text:p>
        </text:list-item>
      </text:list>
      <text:h text:style-name="P56" text:outline-level="2">Namespaces</text:h>
      <text:p text:style-name="P33">There are three distinct namespaces; the value namespace, the function namespace and the macro namespace.</text:p>
      <text:h text:style-name="P53" text:outline-level="3">Value namespace</text:h>
      <text:p text:style-name="P33">This namespace contains the current value associated to a global symbol. This value can be accessed or altered by using the functions:</text:p>
      <text:p text:style-name="P11">(symbol-value x) <text:s text:c="6"/>;; Retrieves current value of symbol x</text:p>
      <text:p text:style-name="P11">(set-symbol-value x y) ;; Sets current value for symbol x</text:p>
      <text:p text:style-name="P7"><text:span text:style-name="T40"><text:line-break/>In the Javascript runtime the value of a symbol </text:span><text:span text:style-name="T10">x</text:span><text:span text:style-name="T40"> is stored in the global variable named “</text:span><text:span text:style-name="T10">d&lt;mangled-name&gt;</text:span><text:span text:style-name="T40">”. For example for symbol </text:span><text:span text:style-name="T10">x1</text:span><text:span text:style-name="T40"> the variable is </text:span><text:span text:style-name="T10">d$$x$49$</text:span><text:span text:style-name="T40">.</text:span></text:p>
      <text:h text:style-name="P52" text:outline-level="3">Function namespace</text:h>
      <text:p text:style-name="P33">This namespace contains the current function associated to a global symbol. It can be accessed or altered by the two functions</text:p>
      <text:p text:style-name="P11">(symbol-function x) <text:s text:c="6"/>;; Current function of symbol x</text:p>
      <text:p text:style-name="P11">(set-symbol-function x y) ;; Sets function for symbol x</text:p>
      <text:p text:style-name="P7"><text:span text:style-name="T40"><text:line-break/>In the Javascript runtime the function of a symbol </text:span><text:span text:style-name="T10">x</text:span><text:span text:style-name="T40"> is stored in the global variable named “</text:span><text:span text:style-name="T10">f&lt;mangled-name&gt;</text:span><text:span text:style-name="T40">”. For example for symbol </text:span><text:span text:style-name="T10">foo</text:span><text:span text:style-name="T40"> the variable is </text:span><text:span text:style-name="T10">f$$foo</text:span><text:span text:style-name="T40">.</text:span></text:p>
      <text:h text:style-name="P53" text:outline-level="3"><text:soft-page-break/>Macro namespace</text:h>
      <text:p text:style-name="P33">This namespace contains the current macro associated to a global symbol. It can be accessed or altered by the two functions</text:p>
      <text:p text:style-name="P11">(symbol-macro x) <text:s text:c="6"/>;; Retrieves current macro of symbol x</text:p>
      <text:p text:style-name="P11">(set-symbol-macro x y) ;; Sets macro expander for symbol x</text:p>
      <text:p text:style-name="P7"><text:span text:style-name="T40"><text:line-break/>In the Javascript runtime the macro of a symbol </text:span><text:span text:style-name="T10">x</text:span><text:span text:style-name="T40"> is stored in the global variable named “</text:span><text:span text:style-name="T10">m&lt;mangled-name&gt;</text:span><text:span text:style-name="T40">”. For example for symbol </text:span><text:span text:style-name="T10">&lt;</text:span><text:span text:style-name="T40"> the variable is </text:span><text:span text:style-name="T10">m$$$60$</text:span><text:span text:style-name="T40">.</text:span></text:p>
      <text:p text:style-name="P33">The macro value of a symbol is used by the compiling function (js-compile ...) when a symbol is found in the function position of a form. In this case the logic is:</text:p>
      <text:list xml:id="list894832498" text:style-name="L4">
        <text:list-item>
          <text:p text:style-name="P34">If there is a lexical macro currently visible with that name then it is expanded</text:p>
        </text:list-item>
        <text:list-item>
          <text:p text:style-name="P34">If there is a global macro with that name then it is expanded</text:p>
        </text:list-item>
        <text:list-item>
          <text:p text:style-name="P35"><text:span text:style-name="T40">Otherwise the code for calling a function associated to the symbol is generated.<text:line-break/>For example the </text:span><text:span text:style-name="T41">Lisp </text:span><text:span text:style-name="T40">code </text:span><text:span text:style-name="T10">(foo x)</text:span><text:span text:style-name="T40"> in this case will generate</text:span><text:span text:style-name="T41"> the Javascript code<text:line-break/></text:span><text:span text:style-name="T10">(f$$foo(d$$x))</text:span><text:span text:style-name="T40">. </text:span><text:span text:style-name="T41">Note also that </text:span><text:span text:style-name="T11">f$$foo</text:span><text:span text:style-name="T41"> could actually be bound to a </text:span><text:span text:style-name="T25">lexical function</text:span><text:span text:style-name="T41"> because of a containing </text:span><text:span text:style-name="T11">(labels ...)</text:span><text:span text:style-name="T41"> form.</text:span></text:p>
        </text:list-item>
      </text:list>
      <text:p text:style-name="P36">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8"><text:span text:style-name="T41">When a </text:span><text:span text:style-name="T11">(labels ...)</text:span><text:span text:style-name="T41"> form is compiled any </text:span><text:span text:style-name="T25">global</text:span><text:span text:style-name="T41"> or </text:span><text:span text:style-name="T25">lexical</text:span><text:span text:style-name="T41"> macros bound to function names defined in the labels part will not be considered. In other words...</text:span></text:p>
      <text:p text:style-name="P12">(defmacro foo (x y)</text:p>
      <text:p text:style-name="P12"><text:s text:c="2"/>`(+ ,x ,y))</text:p>
      <text:p text:style-name="P12"/>
      <text:p text:style-name="P12">(let ((x 3)</text:p>
      <text:p text:style-name="P12"><text:s text:c="6"/>(y 4))</text:p>
      <text:p text:style-name="P12"><text:s text:c="2"/>(list (labels ((foo (x y) (* x y)))</text:p>
      <text:p text:style-name="P12"><text:s text:c="10"/>(foo x y))</text:p>
      <text:p text:style-name="P12"><text:s text:c="8"/>(foo x y)))</text:p>
      <text:p text:style-name="P12"/>
      <text:p text:style-name="P12">--&gt; #CODE</text:p>
      <text:p text:style-name="P12">--&gt; (12 7)</text:p>
      <text:h text:style-name="P57" text:outline-level="2"/>
      <text:h text:style-name="P58" text:outline-level="2">Flow control</text:h>
      <text:h text:style-name="P55" text:outline-level="3"><text:span text:style-name="T45">(progn ...)</text:span></text:h>
      <text:p text:style-name="P15">(progn</text:p>
      <text:p text:style-name="P15"><text:s text:c="2"/>&lt;form<text:span text:style-name="T45">-</text:span>1&gt;</text:p>
      <text:p text:style-name="P15"><text:s text:c="2"/>&lt;form<text:span text:style-name="T45">-</text:span>2&gt;</text:p>
      <text:p text:style-name="P15"><text:s text:c="2"/>...</text:p>
      <text:p text:style-name="P15"><text:s text:c="2"/>&lt;form<text:span text:style-name="T45">-</text:span>n&gt;)</text:p>
      <text:p text:style-name="P41"><text:span text:style-name="T42">The </text:span><text:span text:style-name="T12">progn</text:span><text:span text:style-name="T42"> form evaluates all contained forms in sequence and returns as value the value of the last evaluated form.</text:span></text:p>
      <text:h text:style-name="P55" text:outline-level="3"><text:span text:style-name="T45">(dotimes ...)</text:span></text:h>
      <text:p text:style-name="P15">(dotimes (&lt;var&gt; &lt;count&gt;)</text:p>
      <text:p text:style-name="P15"><text:s text:c="3"/>&lt;form<text:span text:style-name="T45">-</text:span>1&gt;</text:p>
      <text:p text:style-name="P15"><text:s text:c="3"/>&lt;form<text:span text:style-name="T45">-</text:span>2&gt;</text:p>
      <text:p text:style-name="P15"><text:s text:c="3"/>...</text:p>
      <text:p text:style-name="P15"><text:s text:c="3"/>&lt;form<text:span text:style-name="T45">-</text:span>n&gt;)</text:p>
      <text:p text:style-name="Standard">The <text:span text:style-name="T12">dotimes</text:span><text:span text:style-name="T42"> form evaluates all the contained forms in sequence by first assigning the value </text:span><text:span text:style-name="T12">0</text:span><text:span text:style-name="T42"> to the variable </text:span><text:span text:style-name="T12">&lt;var&gt;</text:span><text:span text:style-name="T42">, then </text:span><text:span text:style-name="T12">1</text:span><text:span text:style-name="T42">, then </text:span><text:span text:style-name="T12">2</text:span><text:span text:style-name="T42"> and so on until the variable would get the value of </text:span><text:span text:style-name="T12">&lt;count&gt;</text:span><text:span text:style-name="T42">. At this point (without evaluating the forms with </text:span><text:span text:style-name="T12">&lt;var&gt;</text:span><text:span text:style-name="T42"> equal to </text:span><text:span text:style-name="T12">&lt;count&gt;</text:span><text:span text:style-name="T42">) the loop is terminated and the final value is </text:span><text:span text:style-name="T12">undefined</text:span><text:span text:style-name="T42">. The form </text:span><text:span text:style-name="T12">&lt;count&gt;</text:span><text:span text:style-name="T42"> is evaluated only once and the body of the loop </text:span><text:span text:style-name="T26">may be not executed</text:span><text:span text:style-name="T42"> if the result of evaluating </text:span><text:span text:style-name="T12">&lt;count&gt;</text:span><text:span text:style-name="T42"> is smaller than </text:span><text:span text:style-name="T12">1</text:span><text:span text:style-name="T42">.</text:span></text:p>
      <text:h text:style-name="P55" text:outline-level="3"><text:span text:style-name="T45">(dolist ...)</text:span></text:h>
      <text:p text:style-name="P15">(dolist (&lt;var&gt; &lt;list&gt;)</text:p>
      <text:p text:style-name="P15"><text:s text:c="2"/>&lt;form<text:span text:style-name="T45">-</text:span>1&gt;</text:p>
      <text:p text:style-name="P15"><text:s text:c="2"/>&lt;form<text:span text:style-name="T45">-</text:span>2&gt;</text:p>
      <text:p text:style-name="P15"><text:s text:c="2"/>...</text:p>
      <text:p text:style-name="P15"><text:s text:c="2"/>&lt;form<text:span text:style-name="T45">-</text:span>n&gt;)</text:p>
      <text:p text:style-name="P1"><text:span text:style-name="T42">The </text:span><text:span text:style-name="T12">dolist</text:span><text:span text:style-name="T42"> form evaluates all the contained forms in sequence by first assigning to the variable </text:span><text:span text:style-name="T12">&lt;var&gt;</text:span><text:span text:style-name="T42"> the first element of the list returned by evaluating </text:span><text:span text:style-name="T12">&lt;list&gt;</text:span><text:span text:style-name="T42">, then the second and <text:s/>so on until the end of the list.</text:span></text:p>
      <text:p text:style-name="P1"><text:span text:style-name="T42">Once the list is exhausted the loop is terminated and the final value is </text:span><text:span text:style-name="T12">undefined</text:span><text:span text:style-name="T42">. The form </text:span><text:span text:style-name="T12">&lt;list&gt;</text:span><text:span text:style-name="T42"> is evaluated only once and the body of the loop </text:span><text:span text:style-name="T26">may be not executed</text:span><text:span text:style-name="T42"> if the result of evaluating </text:span><text:span text:style-name="T12">&lt;list&gt;</text:span><text:span text:style-name="T42"> is an empty list.</text:span></text:p>
      <text:h text:style-name="P55" text:outline-level="3"><text:soft-page-break/><text:span text:style-name="T45">(do ...)</text:span></text:h>
      <text:p text:style-name="P15"><text:span text:style-name="T45">(do ((&lt;var-1&gt; &lt;init-1&gt; [&lt;next-1&gt;])</text:span></text:p>
      <text:p text:style-name="P15"><text:span text:style-name="T45"><text:s text:c="5"/>(&lt;var-2&gt; &lt;init-2&gt; [&lt;next-2&gt;])</text:span></text:p>
      <text:p text:style-name="P15"><text:span text:style-name="T45"><text:s text:c="5"/>...</text:span></text:p>
      <text:p text:style-name="P15"><text:span text:style-name="T45"><text:s text:c="5"/>(&lt;var-n&gt; &lt;init-n&gt; [&lt;next-n&gt;]))</text:span></text:p>
      <text:p text:style-name="P15"><text:span text:style-name="T45"><text:s text:c="4"/>((&lt;end-test&gt;)</text:span></text:p>
      <text:p text:style-name="P15"><text:span text:style-name="T45"><text:s text:c="5"/>&lt;end-form-1&gt;</text:span></text:p>
      <text:p text:style-name="P15"><text:span text:style-name="T45"><text:s text:c="5"/>&lt;end-form-2&gt;</text:span></text:p>
      <text:p text:style-name="P15"><text:span text:style-name="T45"><text:s text:c="5"/>...</text:span></text:p>
      <text:p text:style-name="P15"><text:span text:style-name="T45"><text:s text:c="5"/>&lt;end-form-n&gt;)</text:span></text:p>
      <text:p text:style-name="P15"><text:span text:style-name="T45"><text:s text:c="2"/>&lt;body-form-1&gt;</text:span></text:p>
      <text:p text:style-name="P15"><text:span text:style-name="T45"><text:s text:c="2"/>&lt;body-form-2&gt;</text:span></text:p>
      <text:p text:style-name="P15"><text:span text:style-name="T45"><text:s text:c="2"/>...</text:span></text:p>
      <text:p text:style-name="P15"><text:span text:style-name="T45"><text:s text:c="2"/>&lt;body-form-n&gt;)</text:span></text:p>
      <text:p text:style-name="P40"><text:span text:style-name="T45">The </text:span><text:span text:style-name="T15">do</text:span><text:span text:style-name="T45"> form is the most general looping facility provided by JSLisp and is modeled after the standard do of Common Lisp.</text:span></text:p>
      <text:p text:style-name="P43"><text:span text:style-name="T45">Several distinct looping variables </text:span><text:span text:style-name="T15">var-1</text:span><text:span text:style-name="T45">, </text:span><text:span text:style-name="T15">var-2</text:span><text:span text:style-name="T45">, ... </text:span><text:span text:style-name="T15">var-n</text:span><text:span text:style-name="T45"> can be defined for the loop in the first sublist, for each of them the </text:span><text:span text:style-name="T29">initial value</text:span><text:span text:style-name="T45"> must be provided and optionally a </text:span><text:span text:style-name="T29">next value expression</text:span><text:span text:style-name="T45">.</text:span></text:p>
      <text:p text:style-name="P43"><text:span text:style-name="T46">The </text:span><text:span text:style-name="T30">next value expression</text:span><text:span text:style-name="T46"> for a variable can be omitted if the variable doesn't need to change during the loop or if the increment is done </text:span><text:span text:style-name="T30">explicitly</text:span><text:span text:style-name="T46"> in the </text:span><text:span text:style-name="T30">body part</text:span><text:span text:style-name="T46">.</text:span></text:p>
      <text:p text:style-name="P40"><text:span text:style-name="T45">After the looping variables is specified the </text:span><text:span text:style-name="T15">end-test</text:span><text:span text:style-name="T45"> form (that must evaluate to true to exit the loop) and the closing sequence of </text:span><text:span text:style-name="T15">end-form</text:span><text:span text:style-name="T45">s. The final value of a </text:span><text:span text:style-name="T15">do</text:span><text:span text:style-name="T45"> construct will be the value of the last </text:span><text:span text:style-name="T15">end-form</text:span><text:span text:style-name="T45"> or </text:span><text:span text:style-name="T15">undefined</text:span><text:span text:style-name="T45"> if no end forms are present.</text:span></text:p>
      <text:p text:style-name="P40"><text:span text:style-name="T45">Finally there is a list of </text:span><text:span text:style-name="T15">body-form</text:span><text:span text:style-name="T45">s that will be evaluated for each iteration after checking that the </text:span><text:span text:style-name="T15">end-test</text:span><text:span text:style-name="T45"> is not passing. The evaluation of the </text:span><text:span text:style-name="T15">next-...</text:span><text:span text:style-name="T45"> forms will be done after the evaluation of the last </text:span><text:span text:style-name="T15">body-form</text:span><text:span text:style-name="T45">.</text:span></text:p>
      <text:p text:style-name="P42"><text:span text:style-name="T46">As an example consider this simple function for checking for primality of an integer &gt;= 2:</text:span></text:p>
      <text:p text:style-name="P16"><text:span text:style-name="T46">(defun prime-number (n)</text:span></text:p>
      <text:p text:style-name="P16"><text:span text:style-name="T46"><text:s text:c="2"/>(cond</text:span></text:p>
      <text:p text:style-name="P16"><text:span text:style-name="T46"><text:s text:c="5"/>((= n 2) true)</text:span></text:p>
      <text:p text:style-name="P16"><text:span text:style-name="T46"><text:s text:c="5"/>((= 0 (% n 2)) false)</text:span></text:p>
      <text:p text:style-name="P16"><text:span text:style-name="T46"><text:s text:c="5"/>(true</text:span></text:p>
      <text:p text:style-name="P16"><text:span text:style-name="T46"><text:s text:c="8"/>(do ((x 3 (+ x 2)))</text:span></text:p>
      <text:p text:style-name="P16"><text:span text:style-name="T46"><text:s text:c="12"/>((or (&gt; (* x x) n)</text:span></text:p>
      <text:p text:style-name="P16"><text:span text:style-name="T46"><text:s text:c="17"/>(= 0 (% n x)))</text:span></text:p>
      <text:p text:style-name="P16"><text:span text:style-name="T46"><text:s text:c="13"/>(&gt; (* x x) n))))))</text:span></text:p>
      <text:p text:style-name="P42"><text:span text:style-name="T46">In the above example the body part is empty (a fairly common case).</text:span></text:p>
      <text:h text:style-name="P54" text:outline-level="3"><text:soft-page-break/>If</text:h>
      <text:h text:style-name="P54" text:outline-level="3">when</text:h>
      <text:h text:style-name="P54" text:outline-level="3">unless</text:h>
      <text:h text:style-name="P54" text:outline-level="3">let</text:h>
      <text:h text:style-name="P54" text:outline-level="3">let*</text:h>
      <text:h text:style-name="P54" text:outline-level="3"/>
      <text:h text:style-name="P56" text:outline-level="2">Predefined functions and macros</text:h>
      <text:h text:style-name="P56" text:outline-level="2">Libraries</text:h>
      <text:h text:style-name="P56" text:outline-level="2">Reader customization</text:h>
      <text:h text:style-name="P47" text:outline-level="1">The REPL</text:h>
      <text:h text:style-name="P47" text:outline-level="1">Implementation</text:h>
      <text:h text:style-name="P56" text:outline-level="2">Implementation of namespaces</text:h>
      <text:h text:style-name="P56" text:outline-level="2">Defmacro, macrolet, symbol-macrolet</text:h>
      <text:h text:style-name="P56" text:outline-level="2">JS-Compile</text:h>
      <text:h text:style-name="P56" text:outline-level="2">Bootstrap</text:h>
      <text:h text:style-name="P56" text:outline-level="2">Compatibility <text:span text:style-name="T47">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1T09:01:45</dc:date>
    <dc:creator>Andrea Griffini</dc:creator>
    <meta:editing-duration>PT04H44M37S</meta:editing-duration>
    <meta:editing-cycles>20</meta:editing-cycles>
    <meta:generator>OpenOffice.org/3.2$Linux OpenOffice.org_project/320m19$Build-9505</meta:generator>
    <meta:document-statistic meta:table-count="0" meta:image-count="0" meta:object-count="0" meta:page-count="11" meta:paragraph-count="206" meta:word-count="2788" meta:character-count="16546"/>
  </office:meta>
</office:document-meta>
</file>